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KNova-Regular" svg:font-family="HKNova-Regular, Rob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system-ui" svg:font-family="system-ui, apple-system, BlinkMacSystemFont, Roboto, Oxygen-Sans, Ubuntu, Cantarell, 'helvetica neue', sans-serif"/>
  </office:font-face-decls>
  <office:automatic-styles>
    <style:style style:name="P1" style:family="paragraph" style:parent-style-name="Standard">
      <style:text-properties officeooo:rsid="00191a55" officeooo:paragraph-rsid="00191a55"/>
    </style:style>
    <style:style style:name="P2" style:family="paragraph" style:parent-style-name="Standard">
      <style:text-properties officeooo:paragraph-rsid="00191a55"/>
    </style:style>
    <style:style style:name="P3" style:family="paragraph" style:parent-style-name="Standard">
      <style:text-properties officeooo:paragraph-rsid="001a905e"/>
    </style:style>
    <style:style style:name="P4" style:family="paragraph" style:parent-style-name="Standard">
      <style:text-properties officeooo:paragraph-rsid="001c66fe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1a55" style:font-weight-asian="bold" style:font-weight-complex="bold"/>
    </style:style>
    <style:style style:name="P6" style:family="paragraph" style:parent-style-name="Standard">
      <style:text-properties fo:font-weight="normal" officeooo:paragraph-rsid="00191a55" style:font-weight-asian="normal" style:font-weight-complex="normal"/>
    </style:style>
    <style:style style:name="P7" style:family="paragraph" style:parent-style-name="Standard">
      <style:text-properties fo:font-weight="normal" officeooo:rsid="00191a55" officeooo:paragraph-rsid="00191a55" style:font-weight-asian="normal" style:font-weight-complex="normal"/>
    </style:style>
    <style:style style:name="P8" style:family="paragraph" style:parent-style-name="Standard">
      <style:text-properties fo:font-weight="normal" officeooo:paragraph-rsid="001a905e" style:font-weight-asian="normal" style:font-weight-complex="normal"/>
    </style:style>
    <style:style style:name="P9" style:family="paragraph" style:parent-style-name="Standard">
      <style:text-properties fo:font-weight="normal" officeooo:rsid="001a905e" officeooo:paragraph-rsid="001a905e" style:font-weight-asian="normal" style:font-weight-complex="normal"/>
    </style:style>
    <style:style style:name="P10" style:family="paragraph" style:parent-style-name="Standard">
      <style:text-properties fo:font-weight="normal" officeooo:rsid="001c66fe" officeooo:paragraph-rsid="001d962a" style:font-weight-asian="normal" style:font-weight-complex="normal"/>
    </style:style>
    <style:style style:name="P11" style:family="paragraph" style:parent-style-name="Standard">
      <style:text-properties fo:font-variant="normal" fo:text-transform="none" fo:color="#d1d5db" loext:opacity="100%" style:font-name="Roboto" fo:font-size="10.8000001907349pt" fo:letter-spacing="normal" fo:font-style="normal" fo:font-weight="normal" officeooo:rsid="00191a55" officeooo:paragraph-rsid="00191a55" style:font-weight-asian="normal" style:font-weight-complex="normal"/>
    </style:style>
    <style:style style:name="P12" style:family="paragraph" style:parent-style-name="Standard">
      <style:text-properties fo:font-variant="normal" fo:text-transform="none" fo:color="#d1d5db" loext:opacity="100%" style:font-name="Roboto" fo:font-size="10.8000001907349pt" fo:letter-spacing="normal" fo:font-style="normal" fo:font-weight="normal" officeooo:rsid="001a905e" officeooo:paragraph-rsid="001a905e" style:font-weight-asian="normal" style:font-weight-complex="normal"/>
    </style:style>
    <style:style style:name="P13" style:family="paragraph" style:parent-style-name="Standard">
      <style:text-properties fo:font-variant="normal" fo:text-transform="none" fo:color="#d1d5db" loext:opacity="100%" style:font-name="Roboto" fo:font-size="10.8000001907349pt" fo:letter-spacing="normal" fo:font-style="normal" fo:font-weight="normal" officeooo:rsid="001c66fe" officeooo:paragraph-rsid="001c66fe" style:font-weight-asian="normal" style:font-weight-complex="normal"/>
    </style:style>
    <style:style style:name="P14" style:family="paragraph" style:parent-style-name="Standard">
      <style:text-properties fo:font-variant="normal" fo:text-transform="none" fo:color="#0a0a0a" loext:opacity="100%" style:font-name="system-ui" fo:letter-spacing="normal" fo:font-style="normal" fo:font-weight="normal" officeooo:rsid="001a905e" officeooo:paragraph-rsid="001a905e" style:font-weight-asian="normal" style:font-weight-complex="normal"/>
    </style:style>
    <style:style style:name="P15" style:family="paragraph" style:parent-style-name="Standard">
      <style:text-properties fo:font-variant="normal" fo:text-transform="none" fo:color="#0a0a0a" loext:opacity="100%" style:font-name="system-ui" fo:font-size="10.8000001907349pt" fo:letter-spacing="normal" fo:font-style="normal" fo:font-weight="normal" officeooo:rsid="001c66fe" officeooo:paragraph-rsid="001c66fe" style:font-weight-asian="normal" style:font-weight-complex="normal"/>
    </style:style>
    <style:style style:name="P16" style:family="paragraph" style:parent-style-name="Standard">
      <style:text-properties officeooo:paragraph-rsid="001d962a"/>
    </style:style>
    <style:style style:name="P17" style:family="paragraph" style:parent-style-name="Standard">
      <style:text-properties officeooo:paragraph-rsid="001f4359"/>
    </style:style>
    <style:style style:name="P18" style:family="paragraph" style:parent-style-name="Standard">
      <style:text-properties fo:font-weight="normal" officeooo:rsid="001d962a" officeooo:paragraph-rsid="001d962a" style:font-weight-asian="normal" style:font-weight-complex="normal"/>
    </style:style>
    <style:style style:name="P19" style:family="paragraph" style:parent-style-name="Standard">
      <style:text-properties fo:font-weight="normal" officeooo:rsid="001d962a" officeooo:paragraph-rsid="001f4359" style:font-weight-asian="normal" style:font-weight-complex="normal"/>
    </style:style>
    <style:style style:name="P20" style:family="paragraph" style:parent-style-name="Standard">
      <style:text-properties officeooo:paragraph-rsid="0020ae50"/>
    </style:style>
    <style:style style:name="P21" style:family="paragraph" style:parent-style-name="Standard">
      <style:text-properties officeooo:paragraph-rsid="002039f0"/>
    </style:style>
    <style:style style:name="P22" style:family="paragraph" style:parent-style-name="Standard">
      <style:text-properties officeooo:paragraph-rsid="00228aab"/>
    </style:style>
    <style:style style:name="P23" style:family="paragraph" style:parent-style-name="Standard">
      <style:text-properties officeooo:paragraph-rsid="0022a476"/>
    </style:style>
    <style:style style:name="T1" style:family="text">
      <style:text-properties style:text-underline-style="solid" style:text-underline-width="auto" style:text-underline-color="font-color" fo:font-weight="bold" officeooo:rsid="00191a55" style:font-weight-asian="bold" style:font-weight-complex="bold"/>
    </style:style>
    <style:style style:name="T2" style:family="text">
      <style:text-properties fo:font-variant="normal" fo:text-transform="none" fo:color="#d1d5db" loext:opacity="100%" style:font-name="Roboto" fo:font-size="10.8000001907349pt" fo:letter-spacing="normal" fo:font-style="normal" fo:font-weight="normal"/>
    </style:style>
    <style:style style:name="T3" style:family="text">
      <style:text-properties fo:font-variant="normal" fo:text-transform="none" fo:color="#d1d5db" loext:opacity="100%" style:font-name="Roboto" fo:font-size="10.8000001907349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d1d5db" loext:opacity="100%" style:font-name="Roboto" fo:font-size="10.8000001907349pt" fo:letter-spacing="normal" fo:font-style="normal" fo:font-weight="normal" officeooo:rsid="00191a55" style:font-weight-asian="normal" style:font-weight-complex="normal"/>
    </style:style>
    <style:style style:name="T5" style:family="text">
      <style:text-properties fo:font-variant="normal" fo:text-transform="none" fo:color="#d1d5db" loext:opacity="100%" style:font-name="Roboto" fo:font-size="10.8000001907349pt" fo:letter-spacing="normal" fo:font-style="normal" fo:font-weight="normal" officeooo:rsid="001a905e" style:font-weight-asian="normal" style:font-weight-complex="normal"/>
    </style:style>
    <style:style style:name="T6" style:family="text">
      <style:text-properties fo:font-variant="normal" fo:text-transform="none" fo:color="#d1d5db" loext:opacity="100%" style:font-name="Roboto" fo:font-size="10.8000001907349pt" fo:letter-spacing="normal" fo:font-style="normal" fo:font-weight="normal" officeooo:rsid="001c66fe" style:font-weight-asian="normal" style:font-weight-complex="normal"/>
    </style:style>
    <style:style style:name="T7" style:family="text">
      <style:text-properties fo:font-variant="normal" fo:text-transform="none" fo:color="#d1d5db" loext:opacity="100%" style:font-name="Roboto" fo:font-size="10.8000001907349pt" fo:letter-spacing="normal" fo:font-style="normal" fo:font-weight="normal" officeooo:rsid="001d962a" style:font-weight-asian="normal" style:font-weight-complex="normal"/>
    </style:style>
    <style:style style:name="T8" style:family="text">
      <style:text-properties fo:font-variant="normal" fo:text-transform="none" fo:color="#0a0a0a" loext:opacity="100%" style:font-name="system-ui" fo:font-size="10.8000001907349pt" fo:letter-spacing="normal" fo:font-style="normal" fo:font-weight="normal" officeooo:rsid="001a905e" style:font-weight-asian="normal" style:font-weight-complex="normal"/>
    </style:style>
    <style:style style:name="T9" style:family="text">
      <style:text-properties fo:font-variant="normal" fo:text-transform="none" fo:color="#0a0a0a" loext:opacity="100%" style:font-name="system-ui" fo:font-size="10.8000001907349pt" fo:letter-spacing="normal" fo:font-style="normal" fo:font-weight="normal" officeooo:rsid="001c66fe" style:font-weight-asian="normal" style:font-weight-complex="normal"/>
    </style:style>
    <style:style style:name="T10" style:family="text">
      <style:text-properties fo:font-variant="normal" fo:text-transform="none" fo:color="#0a0a0a" loext:opacity="100%" style:font-name="system-ui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a0a0a" loext:opacity="100%" style:font-name="system-ui" fo:letter-spacing="normal" fo:font-style="normal" fo:font-weight="normal" officeooo:rsid="001a905e" style:font-weight-asian="normal" style:font-weight-complex="normal"/>
    </style:style>
    <style:style style:name="T12" style:family="text">
      <style:text-properties fo:font-variant="normal" fo:text-transform="none" fo:color="#171b25" loext:opacity="100%" style:font-name="Liberation Serif" fo:font-size="9.60000038146973pt" fo:letter-spacing="normal" fo:font-style="normal" fo:font-weight="normal" officeooo:rsid="001d962a" style:font-weight-asian="normal" style:font-weight-complex="normal"/>
    </style:style>
    <style:style style:name="T13" style:family="text">
      <style:text-properties fo:font-size="10.8000001907349pt" officeooo:rsid="001c66f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91a55" style:font-weight-asian="normal" style:font-weight-complex="normal"/>
    </style:style>
    <style:style style:name="T16" style:family="text">
      <style:text-properties fo:font-weight="normal" officeooo:rsid="001a905e" style:font-weight-asian="normal" style:font-weight-complex="normal"/>
    </style:style>
    <style:style style:name="T17" style:family="text">
      <style:text-properties fo:font-weight="normal" officeooo:rsid="001d962a" style:font-weight-asian="normal" style:font-weight-complex="normal"/>
    </style:style>
    <style:style style:name="T18" style:family="text">
      <style:text-properties fo:font-weight="normal" officeooo:rsid="001f4359" style:font-weight-asian="normal" style:font-weight-complex="normal"/>
    </style:style>
    <style:style style:name="T19" style:family="text">
      <style:text-properties fo:font-weight="normal" officeooo:rsid="002039f0" style:font-weight-asian="normal" style:font-weight-complex="normal"/>
    </style:style>
    <style:style style:name="T20" style:family="text">
      <style:text-properties fo:font-weight="normal" officeooo:rsid="0020ae50" style:font-weight-asian="normal" style:font-weight-complex="normal"/>
    </style:style>
    <style:style style:name="T21" style:family="text">
      <style:text-properties style:text-underline-style="none" fo:font-weight="normal" officeooo:rsid="00191a55" style:font-weight-asian="normal" style:font-weight-complex="normal"/>
    </style:style>
    <style:style style:name="T22" style:family="text">
      <style:text-properties officeooo:rsid="001d962a"/>
    </style:style>
    <style:style style:name="T23" style:family="text">
      <style:text-properties officeooo:rsid="00191a55"/>
    </style:style>
    <style:style style:name="T24" style:family="text">
      <style:text-properties style:font-name="Liberation Serif" fo:font-weight="normal" style:font-weight-asian="normal" style:font-weight-complex="normal"/>
    </style:style>
    <style:style style:name="T25" style:family="text">
      <style:text-properties style:font-name="Liberation Serif" fo:font-weight="normal" officeooo:rsid="00228aa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8"/><text:span text:style-name="T1">Follina</text:span></text:p>
      <text:p text:style-name="P5"/>
      <text:p text:style-name="P2"><text:span text:style-name="T21">a. <text:s/></text:span><text:span text:style-name="T3">What is the SHA1 hash value of the sample? (Format: SHA1Hash)</text:span><text:span text:style-name="T14"> </text:span></text:p>
      <text:p text:style-name="P6"/>
      <text:p text:style-name="P7">ans – 06727ffda60359236a8029e0b3e8a0fd11c23313 (upload sample in virus total)</text:p>
      <text:p text:style-name="P7"/>
      <text:p text:style-name="P2"><text:span text:style-name="T15">b. <text:s/></text:span><text:span text:style-name="T4">According to VirusTotal, what is the full filetype of the provided sample? </text:span></text:p>
      <text:p text:style-name="P11"><text:s text:c="4"/>(Format: X X X X)</text:p>
      <text:p text:style-name="P11"/>
      <text:p text:style-name="P2"><text:span text:style-name="T15">ans – Office Open XML Document (Virus total) <text:s/></text:span><text:span text:style-name="T14"><text:s/></text:span><text:span text:style-name="T15">[</text:span><text:a xlink:type="simple" xlink:href="https://support.microsoft.com/en-us/office/open-xml-formats-and-file-name-extensions-5200d93c-3449-4380-8e11-31ef14555b18" text:style-name="Internet_20_link" text:visited-style-name="Visited_20_Internet_20_Link"><text:span text:style-name="T15">https://support.microsoft.com/en-us/office/open-xml-formats-and-file-name-extensions-5200d93c-3449-4380-8e11-31ef14555b18</text:span></text:a><text:span text:style-name="T15">]</text:span></text:p>
      <text:p text:style-name="P7"/>
      <text:p text:style-name="P2"><text:span text:style-name="T15">c. </text:span><text:span text:style-name="T3">Extract the URL that is used within the sample and submit it (Format: </text:span><text:a xlink:type="simple" xlink:href="https://x.domain.tld/path/to/something" text:style-name="Internet_20_link" text:visited-style-name="Visited_20_Internet_20_Link">https://x.domain.tld/path/to/something</text:a><text:span text:style-name="T3">)</text:span></text:p>
      <text:p text:style-name="P7"/>
      <text:p text:style-name="P1"><text:span text:style-name="T14">ans – </text:span><text:a xlink:type="simple" xlink:href="https://www.xmlformats.com/office/word/2022/wordprocessingDrawing/RDF842l.html" text:style-name="Internet_20_link" text:visited-style-name="Visited_20_Internet_20_Link"><text:span text:style-name="T14">https://www.xmlformats.com/office/word/2022/wordprocessingDrawing/RDF842l.html</text:span></text:a></text:p>
      <text:p text:style-name="P7"/>
      <text:p text:style-name="P3"><text:span text:style-name="T16">d. </text:span><text:span text:style-name="T3">What is the name of the XML file that is storing the extracted URL?</text:span></text:p>
      <text:p text:style-name="P3"><text:span text:style-name="T3"><text:s text:c="4"/>(Format: file.name.ext)</text:span><text:span text:style-name="T14"> </text:span></text:p>
      <text:p text:style-name="P8"/>
      <text:p text:style-name="P9">ans – <text:span text:style-name="T23">document.xml.rels</text:span> </text:p>
      <text:p text:style-name="P3"><text:span text:style-name="T16"><text:s text:c="9"/></text:span><text:a xlink:type="simple" xlink:href="https://fileinfo.com/extension/rels" text:style-name="Internet_20_link" text:visited-style-name="Visited_20_Internet_20_Link">RELS File Extension - What is a .rels file and how do I open it? (fileinfo.com)</text:a><text:span text:style-name="T10"> </text:span></text:p>
      <text:p text:style-name="P14"/>
      <text:p text:style-name="P3"><text:span text:style-name="T11">e. </text:span><text:span text:style-name="T5">The extracted URL accesses a HTML file that triggers the vulnerability to execute a <text:s text:c="6"/></text:span></text:p>
      <text:p text:style-name="P12"><text:s text:c="4"/>malicious payload. According to the HTML processing functions, any files with fewer <text:s text:c="4"/></text:p>
      <text:p text:style-name="P12"><text:s text:c="4"/>than &lt;Number&gt; bytes would not invoke the payload. Submit the &lt;Number&gt; (Format: <text:s text:c="6"/></text:p>
      <text:p text:style-name="P12"><text:s text:c="4"/>Number of Bytes) </text:p>
      <text:p text:style-name="P12"/>
      <text:p text:style-name="P4"><text:span text:style-name="T8">ans – </text:span><text:span text:style-name="T9">4096 (reference - </text:span><text:a xlink:type="simple" xlink:href="https://www.huntress.com/blog/microsoft-office-remote-code-execution-follina-msdt-bug" text:style-name="Internet_20_link" text:visited-style-name="Visited_20_Internet_20_Link"><text:span text:style-name="T13">Rapid Response: Microsoft Office RCE - “Follina” MSDT Attack (huntress.com)</text:span></text:a><text:span text:style-name="T13"> </text:span><text:span text:style-name="T9">)</text:span></text:p>
      <text:p text:style-name="P15"/>
      <text:p text:style-name="P4"><text:span text:style-name="T9">f. </text:span><text:span text:style-name="T6">You were asked to write a process-based detection rule using Windows Event ID 4688. <text:s/></text:span></text:p>
      <text:p text:style-name="P13"><text:s text:c="3"/>What would be the ProcessName and ParentProcessname used in this detection rule? <text:s text:c="2"/></text:p>
      <text:p text:style-name="P4"><text:span text:style-name="T6"><text:s text:c="3"/>[Hint: OSINT time!] (Format: ProcessName, ParentProcessName)</text:span><text:span text:style-name="T9"> </text:span></text:p>
      <text:p text:style-name="P7"/>
      <text:p text:style-name="P10">ans – <text:s/><text:span text:style-name="T22">msdt.exe, WINWORD.exe</text:span></text:p>
      <text:p text:style-name="P10"/>
      <text:p text:style-name="P16"><text:span text:style-name="T17">g. </text:span><text:span text:style-name="T2">Submit the MITRE technique ID used by the sample for Execution</text:span> </text:p>
      <text:p text:style-name="P18"/>
      <text:p text:style-name="P20"><text:span text:style-name="T17">ans – T1059.001 (</text:span><text:span text:style-name="T20">base64 encoded </text:span><text:span text:style-name="T17">Power-shell </text:span><text:span text:style-name="T20">code in RDF842l.html</text:span><text:span text:style-name="T17">)</text:span><text:span text:style-name="T18"> -&gt; </text:span><text:a xlink:type="simple" xlink:href="https://attack.mitre.org/tactics/TA0002/" text:style-name="Internet_20_link" text:visited-style-name="Visited_20_Internet_20_Link"><text:span text:style-name="T18">Execution, Tactic TA0002 - Enterprise | MITRE ATT&amp;CK®</text:span></text:a><text:span text:style-name="T18"> </text:span></text:p>
      <text:p text:style-name="P18"/>
      <text:p text:style-name="P17"><text:span text:style-name="T17">h. </text:span><text:span text:style-name="T7">Submit the CVE associated with the vulnerability that is being exploited</text:span><text:span text:style-name="T17"> </text:span></text:p>
      <text:p text:style-name="P19"/>
      <text:p text:style-name="P21"><text:span text:style-name="T17">a</text:span><text:span text:style-name="T19">ns – </text:span><text:span text:style-name="Strong_20_Emphasis"><text:span text:style-name="T12">CVE-2022-30190</text:span></text:span><text:span text:style-name="T24"> </text:span></text:p>
      <text:p text:style-name="P21"><text:span text:style-name="T24"/></text:p>
      <text:p text:style-name="P23"><text:span text:style-name="T25">References </text:span></text:p>
      <text:p text:style-name="P23"><text:a xlink:type="simple" xlink:href="https://www.huntress.com/blog/microsoft-office-remote-code-execution-follina-msdt-bug" text:style-name="Internet_20_link" text:visited-style-name="Visited_20_Internet_20_Link"><text:span text:style-name="T24">Rapid Response: Microsoft Office RCE - “Follina” MSDT Attack (huntress.com)</text:span></text:a><text:span text:style-name="T24"> </text:span></text:p>
      <text:p text:style-name="P23"><text:a xlink:type="simple" xlink:href="https://billdemirkapi.me/unpacking-cve-2021-40444-microsoft-office-rce/" text:style-name="Internet_20_link" text:visited-style-name="Visited_20_Internet_20_Link"><text:span text:style-name="T24">Unpacking CVE-2021-40444: A Deep Technical Analysis of an Office RCE Exploit (billdemirkapi.me)</text:span></text:a><text:span text:style-name="T24"> </text:span></text:p>
      <text:p text:style-name="P22"><text:span text:style-name="T24"/></text:p>
      <text:p text:style-name="P22"><text:span text:style-name="T25"/></text:p>
      <text:p text:style-name="P7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KNova-Regular" svg:font-family="HKNova-Regular, Rob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system-ui" svg:font-family="system-ui, apple-system, BlinkMacSystemFont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09:58:43.119000000</meta:creation-date>
    <dc:date>2022-10-05T13:47:00.753000000</dc:date>
    <meta:editing-duration>PT12H54M41S</meta:editing-duration>
    <meta:editing-cycles>7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28" meta:word-count="257" meta:character-count="2016" meta:non-whitespace-character-count="1643"/>
  </office:meta>
</office:document-meta>
</file>